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1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91" style:family="graphic" style:parent-style-name="standard">
      <style:graphic-properties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9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loext:graphic-properties draw:fill-color="#000000" draw:opacity="10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text-align="center"/>
      <style:text-properties fo:color="#cc0000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6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1 (har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2 (har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_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2cm">
          <draw:text-box>
            <text:p><text:span text:style-name="T12">Ope. 0.</text:span><text:span text:style-name="T13"> 4 keys are already inser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_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2next_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3 (har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1cm">
          <draw:text-box>
            <text:p><text:span text:style-name="T12">Ope. 0.</text:span><text:span text:style-name="T13"> 2 keys are already inser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4 (har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3cm">
          <draw:text-box>
            <text:p><text:span text:style-name="T13">3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1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5 (har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6 (har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13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7 (har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7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_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2next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13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8 (har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7cm">
          <draw:text-box>
            <text:p><text:span text:style-name="T13">7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1.03132523402635E-016) rotate (-1.03899450371222) translate (16.707616430811cm 4.10364121835168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_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_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2next_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_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_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9 (har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1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_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0 (har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.001cm" svg:y="3.528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rotate (-1.03899450371222) translate (16.708616430811cm 4.10464121835168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_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_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2next_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_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1 (har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3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1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_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age for splitting.</text:span></text:p>
          </draw:text-box>
        </draw:frame>
        <draw:custom-shape draw:style-name="gr87" draw:text-style-name="P31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1’</text:span><text:span text:style-name="T7">.</text:span></text:p>
          </draw:text-box>
        </draw:frame>
      </draw:page>
      <draw:page draw:name="page26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his slide is under construction !!!</text:span></text:p>
          </draw:text-box>
        </draw:frame>
        <draw:frame draw:style-name="gr89" draw:text-style-name="P10" draw:layer="layout" svg:width="9.138cm" svg:height="0.962cm" svg:x="3cm" svg:y="4.04cm">
          <draw:text-box>
            <text:p><text:span text:style-name="T19">Ope. 1. </text:span><text:span text:style-name="T9">Deletion of element03.</text:span></text:p>
          </draw:text-box>
        </draw:frame>
        <draw:custom-shape draw:style-name="gr10" draw:text-style-name="P4" draw:layer="layout" svg:width="1.5cm" svg:height="0.551cm" svg:x="3.251cm" svg:y="5.16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cm" svg:height="2cm" svg:x="6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12cm" svg:x2="6cm" svg:y2="6.012cm">
          <text:p/>
        </draw:line>
        <draw:line draw:style-name="gr49" draw:text-style-name="P2" draw:layer="layout" svg:x1="7cm" svg:y1="8.012cm" svg:x2="5cm" svg:y2="8.012cm">
          <text:p/>
        </draw:line>
        <draw:line draw:style-name="gr74" draw:text-style-name="P2" draw:layer="layout" svg:x1="7cm" svg:y1="6.012cm" svg:x2="9cm" svg:y2="6.012cm">
          <text:p/>
        </draw:line>
        <draw:line draw:style-name="gr74" draw:text-style-name="P2" draw:layer="layout" svg:x1="10cm" svg:y1="8.012cm" svg:x2="8cm" svg:y2="8.012cm">
          <text:p/>
        </draw:line>
        <draw:g>
          <draw:line draw:style-name="gr84" draw:text-style-name="P2" draw:layer="layout" svg:x1="8.435cm" svg:y1="7.806cm" svg:x2="7.935cm" svg:y2="8.219cm">
            <text:p/>
          </draw:line>
          <draw:line draw:style-name="gr84" draw:text-style-name="P2" draw:layer="layout" svg:x1="8.085cm" svg:y1="7.806cm" svg:x2="8.285cm" svg:y2="8.219cm">
            <text:p/>
          </draw:line>
        </draw:g>
        <draw:g>
          <draw:line draw:style-name="gr60" draw:text-style-name="P2" draw:layer="layout" svg:x1="9.059cm" svg:y1="5.807cm" svg:x2="8.559cm" svg:y2="6.22cm">
            <text:p/>
          </draw:line>
          <draw:line draw:style-name="gr60" draw:text-style-name="P2" draw:layer="layout" svg:x1="8.709cm" svg:y1="5.807cm" svg:x2="8.909cm" svg:y2="6.22cm">
            <text:p/>
          </draw:line>
        </draw:g>
        <draw:custom-shape draw:style-name="gr72" draw:text-style-name="P13" draw:layer="layout" svg:width="2cm" svg:height="2cm" svg:x="9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7" draw:layer="layout" svg:width="2.085cm" svg:height="1.673cm" svg:x="8.956cm" svg:y="6.175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60" draw:text-style-name="P2" draw:layer="layout" svg:x1="11.2cm" svg:y1="6.147cm" svg:x2="8.85cm" svg:y2="7.86cm">
            <text:p/>
          </draw:line>
          <draw:line draw:style-name="gr60" draw:text-style-name="P2" draw:layer="layout" svg:x1="9.555cm" svg:y1="6.147cm" svg:x2="10.495cm" svg:y2="7.86cm">
            <text:p/>
          </draw:line>
        </draw:g>
        <draw:frame draw:style-name="gr90" draw:text-style-name="P17" draw:layer="layout" svg:width="2.085cm" svg:height="1.673cm" svg:x="5.957cm" svg:y="6.176cm">
          <draw:text-box>
            <text:p><text:span text:style-name="T13">elem-</text:span></text:p>
            <text:p><text:span text:style-name="T13">ent02</text:span></text:p>
          </draw:text-box>
        </draw:frame>
        <draw:frame draw:style-name="gr90" draw:text-style-name="P17" draw:layer="layout" svg:width="2.085cm" svg:height="1.673cm" svg:x="2.958cm" svg:y="6.177cm">
          <draw:text-box>
            <text:p><text:span text:style-name="T13">elem-</text:span></text:p>
            <text:p><text:span text:style-name="T13">ent01</text:span></text:p>
          </draw:text-box>
        </draw:fram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2’</text:span><text:span text:style-name="T7">.</text:span></text:p>
          </draw:text-box>
        </draw:frame>
      </draw:page>
      <draw:page draw:name="page28" draw:style-name="dp1" draw:master-page-name="標準">
        <draw:path draw:style-name="gr43" draw:text-style-name="P2" draw:layer="layout" svg:width="0.729cm" svg:height="0.587cm" draw:transform="rotate (-2.03453030904979) translate (11.0561068454727cm 7.709592052557cm)" svg:viewBox="0 0 730 588" svg:d="M59 588c-223-448 224-671 671-560">
          <text:p/>
        </draw:path>
        <draw:path draw:style-name="gr43" draw:text-style-name="P2" draw:layer="layout" svg:width="1.363cm" svg:height="0.344cm" draw:transform="rotate (-2.03453030904979) translate (11.25cm 5.85cm)" svg:viewBox="0 0 1364 345" svg:d="M1364 156c0 0-1029 515-1364-156">
          <text:p/>
        </draw:path>
        <draw:frame draw:style-name="gr89" draw:text-style-name="P10" draw:layer="layout" svg:width="9.138cm" svg:height="0.962cm" svg:x="3cm" svg:y="4.03cm">
          <draw:text-box>
            <text:p><text:span text:style-name="T19">Ope. 1. </text:span><text:span text:style-name="T9">Deletion of element03.</text:span></text:p>
          </draw:text-box>
        </draw:frame>
        <draw:custom-shape draw:style-name="gr10" draw:text-style-name="P4" draw:layer="layout" svg:width="1.5cm" svg:height="0.551cm" svg:x="3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32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7" draw:layer="layout" svg:width="2.085cm" svg:height="1.673cm" svg:x="5.957cm" svg:y="6.166cm">
          <draw:text-box>
            <text:p><text:span text:style-name="T13">elem-</text:span></text:p>
            <text:p><text:span text:style-name="T13">ent02</text:span></text:p>
          </draw:text-box>
        </draw:frame>
        <draw:frame draw:style-name="gr90" draw:text-style-name="P17" draw:layer="layout" svg:width="2.085cm" svg:height="1.673cm" svg:x="2.958cm" svg:y="6.167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2" draw:text-style-name="P32" draw:layer="layout" svg:width="2cm" svg:height="2cm" svg:x="9.001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11.025cm" svg:y="5.5cm">
          <draw:text-box>
            <text:p text:style-name="P33"><text:span text:style-name="T10">empty</text:span></text:p>
          </draw:text-box>
        </draw:frame>
        <draw:frame draw:style-name="gr42" draw:text-style-name="P14" draw:layer="layout" svg:width="1.095cm" svg:height="0.662cm" svg:x="9.815cm" svg:y="8cm">
          <draw:text-box>
            <text:p text:style-name="P11"><text:span text:style-name="T11">last</text:span></text:p>
          </draw:text-box>
        </draw:frame>
        <draw:line draw:style-name="gr43" draw:text-style-name="P2" draw:layer="layout" svg:x1="10.002cm" svg:y1="8.32cm" svg:x2="10.702cm" svg:y2="8.32cm">
          <text:p/>
        </draw:line>
        <draw:line draw:style-name="gr43" draw:text-style-name="P2" draw:layer="layout" svg:x1="10.002cm" svg:y1="8.4cm" svg:x2="10.702cm" svg:y2="8.4cm">
          <text:p/>
        </draw:line>
        <draw:frame draw:style-name="gr90" draw:text-style-name="P17" draw:layer="layout" svg:width="2.085cm" svg:height="1.673cm" svg:x="8.956cm" svg:y="6.165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60" draw:text-style-name="P2" draw:layer="layout" svg:x1="11.2cm" svg:y1="6.137cm" svg:x2="8.85cm" svg:y2="7.85cm">
            <text:p/>
          </draw:line>
          <draw:line draw:style-name="gr60" draw:text-style-name="P2" draw:layer="layout" svg:x1="9.555cm" svg:y1="6.137cm" svg:x2="10.495cm" svg:y2="7.85cm">
            <text:p/>
          </draw:line>
        </draw:g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3’</text:span><text:span text:style-name="T7">.</text:span></text:p>
          </draw:text-box>
        </draw:frame>
      </draw:page>
      <draw:page draw:name="page30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his slide is under construction !!!</text:span></text:p>
          </draw:text-box>
        </draw:fram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deletion case04’</text:span><text:span text:style-name="T7">.</text:span></text:p>
          </draw:text-box>
        </draw:frame>
      </draw:page>
      <draw:page draw:name="page32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8" draw:text-style-name="P10" draw:layer="layout" svg:width="9.913cm" svg:height="0.962cm" svg:x="2.8cm" svg:y="1.731cm">
          <draw:text-box>
            <text:p><text:span text:style-name="T9">This slide is under construction 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23:03:23.310041644</dc:date>
    <meta:editing-duration>PT17H2M25S</meta:editing-duration>
    <meta:editing-cycles>478</meta:editing-cycles>
    <meta:generator>LibreOffice/5.1.6.2$Linux_X86_64 LibreOffice_project/10m0$Build-2</meta:generator>
    <meta:document-statistic meta:object-count="816"/>
  </office:meta>
</office:document-meta>
</file>